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6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5cm" svg:height="3.5cm" svg:x="7.5cm" svg:y="12.5cm">
          <text:p text:style-name="P1">Hm, ja,</text:p>
          <text:p text:style-name="P1">meinetwege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5cm" svg:height="3.5cm" svg:x="7.5cm" svg:y="8.5cm">
          <text:p text:style-name="P1">Sachinhalt:</text:p>
          <text:p text:style-name="P1"/>
          <text:p text:style-name="P1">Ja, du darfst meine</text:p>
          <text:p text:style-name="P1">Hausaufgaben</text:p>
          <text:p text:style-name="P1">abschreibe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5cm" svg:height="3.5cm" svg:x="14.5cm" svg:y="12.5cm">
          <text:p text:style-name="P1">Appell:</text:p>
          <text:p text:style-name="P1"/>
          <text:p text:style-name="P1">Mach doch deine</text:p>
          <text:p text:style-name="P1">Aufgaben</text:p>
          <text:p text:style-name="P1">Zukünftig allei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5cm" svg:height="4.5cm" svg:x="7.5cm" svg:y="16.5cm">
          <text:p text:style-name="P1">Beziehungsaussage:</text:p>
          <text:p text:style-name="P1"/>
          <text:p text:style-name="P1">Du machst es dir</text:p>
          <text:p text:style-name="P1">leicht, indem du</text:p>
          <text:p text:style-name="P1">meine Gutmütigkeit</text:p>
          <text:p text:style-name="P1">ausnutz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cm" svg:height="6.5cm" svg:x="1cm" svg:y="10.5cm">
          <text:p text:style-name="P1">Selbstoffenbarung:</text:p>
          <text:p text:style-name="P1"/>
          <text:p text:style-name="P1">Ich finde es nicht</text:p>
          <text:p text:style-name="P1">so gut, dass du</text:p>
          <text:p text:style-name="P1">meine Aufgaben</text:p>
          <text:p text:style-name="P1">abschreiben willst.</text:p>
          <text:p text:style-name="P1">Ich habe sie ja</text:p>
          <text:p text:style-name="P1">auch alleine</text:p>
          <text:p text:style-name="P1">gemach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Tobias Schulz</meta:initial-creator>
    <meta:creation-date>2009-03-05T09:20:26</meta:creation-date>
    <dc:date>2009-03-05T09:27:51</dc:date>
    <dc:creator>Tobias Schulz</dc:creator>
    <meta:editing-duration>PT00H07M32S</meta:editing-duration>
    <meta:editing-cycles>1</meta:editing-cycles>
    <meta:document-statistic meta:object-count="5"/>
    <meta:generator>OpenOffice.org/3.0$Linux OpenOffice.org_project/300m9$Build-9358</meta:generator>
  </office:meta>
</office:document-meta>
</file>